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5.229cm" table:align="left"/>
    </style:style>
    <style:style style:name="Таблица1.A" style:family="table-column">
      <style:table-column-properties style:column-width="3.452cm"/>
    </style:style>
    <style:style style:name="Таблица1.B" style:family="table-column">
      <style:table-column-properties style:column-width="4.547cm"/>
    </style:style>
    <style:style style:name="Таблица1.C" style:family="table-column">
      <style:table-column-properties style:column-width="4.725cm"/>
    </style:style>
    <style:style style:name="Таблица1.D" style:family="table-column">
      <style:table-column-properties style:column-width="2.505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text-properties style:font-name="Times New Roman" fo:font-size="14pt" style:font-size-asian="14pt" style:font-size-complex="14pt"/>
    </style:style>
    <style:style style:name="P2" style:family="paragraph" style:parent-style-name="Heading_20_3">
      <style:text-properties style:font-name="Times New Roman" fo:font-size="14pt" fo:background-color="#ffffff" style:font-size-asian="14pt" style:font-size-complex="14pt"/>
    </style:style>
    <style:style style:name="P3" style:family="paragraph" style:parent-style-name="Heading_20_3" style:master-page-name="">
      <style:paragraph-properties style:page-number="auto" fo:keep-with-next="auto"/>
      <style:text-properties style:font-name="Times New Roman" fo:font-size="14pt" fo:background-color="#ffffff" style:font-size-asian="14pt" style:font-size-complex="14pt"/>
    </style:style>
    <style:style style:name="P4" style:family="paragraph" style:parent-style-name="Heading_20_4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Heading_20_4">
      <style:paragraph-properties fo:margin-left="0cm" fo:margin-right="0cm" fo:text-indent="0cm" style:auto-text-indent="false" fo:keep-with-next="auto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 fo:keep-with-next="auto"/>
    </style:style>
    <style:style style:name="P15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text-properties style:font-name="Times New Roman" fo:font-size="14pt" fo:background-color="#ffffff" style:font-size-asian="14pt" style:font-size-complex="14pt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Times New Roman"/>
    </style:style>
    <style:style style:name="T3" style:family="text">
      <style:text-properties style:font-name="Times New Roman" loext:padding="0cm" loext:border="none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loext:padding="0cm" loext:border="none"/>
    </style:style>
    <style:style style:name="T6" style:family="text">
      <style:text-properties style:font-name="Times New Roman" fo:font-size="14pt" fo:background-color="#ffffff" loext:char-shading-value="0" style:font-size-asian="14pt" style:font-size-complex="14pt"/>
    </style:style>
    <style:style style:name="T7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8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9" style:family="text">
      <style:text-properties style:font-name="Times New Roman" fo:font-size="14pt" fo:background-color="#ffffff" loext:char-shading-value="0" style:font-size-asian="14pt" style:font-size-complex="14pt"/>
    </style:style>
    <style:style style:name="T10" style:family="text">
      <style:text-properties style:font-name="Times New Roman" fo:font-size="14pt" officeooo:rsid="001e67fe" fo:background-color="#ffffff" loext:char-shading-value="0" style:font-size-asian="14pt" style:font-size-complex="14pt"/>
    </style:style>
    <style:style style:name="T11" style:family="text">
      <style:text-properties style:font-name="Times New Roman" fo:font-size="14pt" fo:font-weight="bold" officeooo:rsid="001e67fe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Теоретическая часть</text:h>
      <text:p text:style-name="P9"><text:span text:style-name="Strong_20_Emphasis"><text:span text:style-name="T4">1.1. Типы ошибок в коде:</text:span></text:span></text:p>
      <text:list text:style-name="L1">
        <text:list-header>
          <text:p text:style-name="P10"><text:span text:style-name="Strong_20_Emphasis"><text:span text:style-name="T4">Синтаксическая ош</text:span></text:span><text:span text:style-name="Strong_20_Emphasis"><text:span text:style-name="T9">ибка:</text:span></text:span><text:span text:style-name="T9"> Ошибка в написании кода, нарушающая правила синтаксиса языка программирования. Пример: </text:span><text:span text:style-name="Source_20_Text"><text:span text:style-name="T8">print("Hello"</text:span></text:span><text:span text:style-name="T9"> (отсутствует закрывающая кавычка).</text:span></text:p>
          <text:p text:style-name="P10"><text:span text:style-name="Strong_20_Emphasis"><text:span text:style-name="T9">Логическая ошибка:</text:span></text:span><text:span text:style-name="T9"> Ошибка в алгоритме или логике программы, приводящая к неправильному результату, даже если код синтаксически верен. Пример: Перепутаны условия </text:span><text:span text:style-name="Source_20_Text"><text:span text:style-name="T8">&gt;</text:span></text:span><text:span text:style-name="T9"> и </text:span><text:span text:style-name="Source_20_Text"><text:span text:style-name="T8">&lt;</text:span></text:span><text:span text:style-name="T9"> при сравнении чисел.</text:span></text:p>
          <text:p text:style-name="P10"><text:span text:style-name="Strong_20_Emphasis"><text:span text:style-name="T9">Ошибка в условии (неправильное условие):</text:span></text:span><text:span text:style-name="T9"> Неправильное логическое выражение в </text:span><text:span text:style-name="Source_20_Text"><text:span text:style-name="T8">if</text:span></text:span><text:span text:style-name="T9">, </text:span><text:span text:style-name="Source_20_Text"><text:span text:style-name="T8">while</text:span></text:span><text:span text:style-name="T9"> или других операторах, управляющих потоком выполнения. Пример: </text:span><text:span text:style-name="Source_20_Text"><text:span text:style-name="T8">if x &gt; 10 and x &lt; 5:</text:span></text:span><text:span text:style-name="T9"> (условие никогда не будет выполнено).</text:span></text:p>
          <text:p text:style-name="P10"><text:span text:style-name="Strong_20_Emphasis"><text:span text:style-name="T9">Ошибка обработки граничных случаев:</text:span></text:span><text:span text:style-name="T9"> Некорректная обработка крайних или предельных значений входных данных, приводящая к неожиданным результатам или сбоям. Пример: Деление на ноль, когда делитель может быть равен нулю.</text:span></text:p>
          <text:p text:style-name="P10"><text:span text:style-name="Strong_20_Emphasis"><text:span text:style-name="T9">Отклонение от алгоритма (код делает не то, что описано):</text:span></text:span><text:span text:style-name="T9"> Код не соответствует описанному алгоритму или спецификации, даже если он не содержит явных ошибок. Пример: Алгоритм требует использования бинарного поиска, а код использует линейный поиск.</text:span></text:p>
        </text:list-header>
      </text:list>
      <text:p text:style-name="P9"><text:span text:style-name="Strong_20_Emphasis"><text:span text:style-name="T9">1.2. Методы поиска ошибок:</text:span></text:span></text:p>
      <text:list text:style-name="L2">
        <text:list-header>
          <text:p text:style-name="P11"><text:span text:style-name="Strong_20_Emphasis"><text:span text:style-name="T9">Визуальный анализ кода:</text:span></text:span><text:span text:style-name="T9"> Чтение и внимательное изучение кода, строка за строкой, для выявления возможных ошибок или несоответствий.</text:span></text:p>
          <text:p text:style-name="P11"><text:span text:style-name="Strong_20_Emphasis"><text:span text:style-name="T9">Сравнение с описанием алгоритма:</text:span></text:span><text:span text:style-name="T9"> Сопоставление кода с подробным описанием алгоритма или спецификацией, чтобы убедиться, что код реализует алгоритм правильно.</text:span></text:p>
          <text:p text:style-name="P12"><text:span text:style-name="Strong_20_Emphasis"><text:span text:style-name="T9">Ручное тестирование на конкретных примерах:</text:span></text:span><text:span text:style-name="T9"> Запуск кода с различными входными данными и сравнение фактических результатов с ожидаемыми, чтобы выявить ошибки в логике или обработке граничных случаев.</text:span></text:p>
        </text:list-header>
      </text:list>
      <text:h text:style-name="P2" text:outline-level="3"/>
      <text:h text:style-name="P3" text:outline-level="3"/>
      <text:h text:style-name="P2" text:outline-level="3"><text:soft-page-break/>Практическая часть</text:h>
      <text:h text:style-name="P5" text:outline-level="4">2.1. Найденные ошибки/отклонения:</text:h>
      <text:list text:style-name="L3">
        <text:list-item>
          <text:p text:style-name="P14"><text:span text:style-name="Strong_20_Emphasis"><text:span text:style-name="T4">Строка </text:span></text:span><text:span text:style-name="Strong_20_Emphasis"><text:span text:style-name="T9">6:</text:span></text:span><text:span text:style-name="T9"> Ошибка типа </text:span><text:span text:style-name="Strong_20_Emphasis"><text:span text:style-name="T9">[отклонение от алгоритма]</text:span></text:span><text:span text:style-name="T9">.</text:span></text:p>
          <text:list>
            <text:list-header>
              <text:p text:style-name="P13"><text:span text:style-name="Strong_20_Emphasis"><text:span text:style-name="T9">Описание:</text:span></text:span><text:span text:style-name="T9"> Верхняя граница бинарного поиска установлена как </text:span><text:span text:style-name="Source_20_Text"><text:span text:style-name="T8">n</text:span></text:span><text:span text:style-name="T9">, а должна быть </text:span><text:span text:style-name="Source_20_Text"><text:span text:style-name="T8">n // 2</text:span></text:span><text:span text:style-name="T9">.</text:span></text:p>
              <text:p text:style-name="P13"><text:span text:style-name="Strong_20_Emphasis"><text:span text:style-name="T9">Почему:</text:span></text:span><text:span text:style-name="T9"> Согласно спецификации, бинарный поиск должен выполняться в диапазоне от 2 до </text:span><text:span text:style-name="Source_20_Text"><text:span text:style-name="T8">n // 2</text:span></text:span><text:span text:style-name="T9">, так как корень из </text:span><text:span text:style-name="Source_20_Text"><text:span text:style-name="T8">n</text:span></text:span><text:span text:style-name="T9"> не может быть больше </text:span><text:span text:style-name="Source_20_Text"><text:span text:style-name="T8">n/2</text:span></text:span><text:span text:style-name="T9"> при </text:span><text:span text:style-name="Source_20_Text"><text:span text:style-name="T8">n&gt;1</text:span></text:span><text:span text:style-name="T9">. Установка </text:span><text:span text:style-name="Source_20_Text"><text:span text:style-name="T8">high = n</text:span></text:span><text:span text:style-name="T9"> приводит к излишним итерациям и может быть неэффективной.</text:span></text:p>
            </text:list-header>
          </text:list>
        </text:list-item>
        <text:list-item>
          <text:p text:style-name="P13"><text:span text:style-name="Strong_20_Emphasis"><text:span text:style-name="T9">Строка 1:</text:span></text:span><text:span text:style-name="T9"> Ошибка типа </text:span><text:span text:style-name="Strong_20_Emphasis"><text:span text:style-name="T9">[логическая ошибка]</text:span></text:span><text:span text:style-name="T9">.</text:span></text:p>
          <text:list>
            <text:list-header>
              <text:p text:style-name="P13"><text:span text:style-name="Strong_20_Emphasis"><text:span text:style-name="T9">Описание:</text:span></text:span><text:span text:style-name="T9"> Условие </text:span><text:span text:style-name="Source_20_Text"><text:span text:style-name="T8">n &lt;= 0</text:span></text:span><text:span text:style-name="T9"> должно быть </text:span><text:span text:style-name="Source_20_Text"><text:span text:style-name="T8">n &lt; 0</text:span></text:span><text:span text:style-name="T9"> для соответствия ТЗ.</text:span></text:p>
              <text:p text:style-name="P15"><text:span text:style-name="Strong_20_Emphasis"><text:span text:style-name="T9">Почему:</text:span></text:span><text:span text:style-name="T9"> Согласно спецификации, </text:span><text:span text:style-name="Source_20_Text"><text:span text:style-name="T8">n == 0</text:span></text:span><text:span text:style-name="T9"> и </text:span><text:span text:style-name="Source_20_Text"><text:span text:style-name="T8">n == 1</text:span></text:span><text:span text:style-name="T9"> должны возвращать </text:span><text:span text:style-name="Source_20_Text"><text:span text:style-name="T8">True</text:span></text:span><text:span text:style-name="T9">, а данный блок кода возвращает </text:span><text:span text:style-name="Source_20_Text"><text:span text:style-name="T8">False</text:span></text:span><text:span text:style-name="T9"> в случае </text:span><text:span text:style-name="Source_20_Text"><text:span text:style-name="T8">n == 0</text:span></text:span><text:span text:style-name="T9">.</text:span></text:p>
            </text:list-header>
          </text:list>
        </text:list-item>
      </text:list>
      <text:h text:style-name="P4" text:outline-level="4">2.2. Поиск мнимых “ошибок”:</text:h>
      <text:p text:style-name="P16">В коде нет участков, которые выглядят подозрительно, но на самом деле являются корректными.</text:p>
      <text:h text:style-name="P4" text:outline-level="4">2.3. Таблица тестов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8">Тестовый случай</text:p>
            </table:table-cell>
            <table:table-cell table:style-name="Таблица1.A1" office:value-type="string">
              <text:p text:style-name="P8">Ожидаемый результат</text:p>
            </table:table-cell>
            <table:table-cell table:style-name="Таблица1.A1" office:value-type="string">
              <text:p text:style-name="P8">Фактический результат</text:p>
            </table:table-cell>
            <table:table-cell table:style-name="Таблица1.A1" office:value-type="string">
              <text:p text:style-name="P8">Совпадает?</text:p>
            </table:table-cell>
          </table:table-row>
        </table:table-header-rows>
        <table:table-row>
          <table:table-cell table:style-name="Таблица1.A1" office:value-type="string">
            <text:p text:style-name="P6">-1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0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Нет</text:p>
          </table:table-cell>
        </table:table-row>
        <table:table-row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9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16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7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15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1000000</text:p>
          </table:table-cell>
          <table:table-cell table:style-name="Таблица1.A1" office:value-type="string">
            <text:p text:style-name="P6">Tru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Нет</text:p>
          </table:table-cell>
        </table:table-row>
        <text:soft-page-break/>
        <table:table-row>
          <table:table-cell table:style-name="Таблица1.A1" office:value-type="string">
            <text:p text:style-name="P6">15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Да</text:p>
          </table:table-cell>
        </table:table-row>
        <table:table-row>
          <table:table-cell table:style-name="Таблица1.A1" office:value-type="string">
            <text:p text:style-name="P6">17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6">False</text:p>
          </table:table-cell>
          <table:table-cell table:style-name="Таблица1.A1" office:value-type="string">
            <text:p text:style-name="P7">Да</text:p>
          </table:table-cell>
        </table:table-row>
      </table:table>
      <text:p text:style-name="Text_20_body"><text:span text:style-name="T9"><text:line-break/></text:span><text:span text:style-name="T11">2.4</text:span><text:span text:style-name="T12">Анализ и выводы:</text:span></text:p>
      <text:list text:style-name="L4">
        <text:list-header>
          <text:p text:style-name="P18"><text:span text:style-name="Strong_20_Emphasis"><text:span text:style-name="T4">Наи</text:span></text:span><text:span text:style-name="Strong_20_Emphasis"><text:span text:style-name="T9">более серьезная ошибка:</text:span></text:span><text:span text:style-name="T9"> Неверная верхняя граница бинарного поиска (</text:span><text:span text:style-name="Source_20_Text"><text:span text:style-name="T8">high = n</text:span></text:span><text:span text:style-name="T9"> вместо </text:span><text:span text:style-name="Source_20_Text"><text:span text:style-name="T8">high = n // 2</text:span></text:span><text:span text:style-name="T9">). Это приводило к неэффективному поиску и в случае очень больших чисел приводило к зависанию алгоритма из-за большого количества итераций.</text:span></text:p>
          <text:p text:style-name="P18"><text:span text:style-name="Strong_20_Emphasis"><text:span text:style-name="T9">Тип ошибки, встречавшийся чаще всего:</text:span></text:span><text:span text:style-name="T9"> Отклонение от алгоритма.</text:span></text:p>
          <text:p text:style-name="P19"><text:span text:style-name="Strong_20_Emphasis"><text:span text:style-name="T9">Самый эффективный тестовый случай:</text:span></text:span><text:span text:style-name="T9"> Тест с </text:span><text:span text:style-name="Source_20_Text"><text:span text:style-name="T8">n = 1000000</text:span></text:span><text:span text:style-name="T9">. Он сразу выявил ошибку в верхней границе бинарного поиска, так как код не мог найти корень квадратный за разумное время из-за того, что </text:span><text:span text:style-name="Source_20_Text"><text:span text:style-name="T8">high</text:span></text:span><text:span text:style-name="T9"> был слишком большим. Тест с </text:span><text:span text:style-name="Source_20_Text"><text:span text:style-name="T8">n = 0</text:span></text:span><text:span text:style-name="T9"> выявил ошибку в условии на входе.</text:span></text:p>
        </text:list-header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2:03:09.745946510</meta:creation-date>
    <dc:date>2025-06-04T12:10:14.370650797</dc:date>
    <meta:editing-duration>PT7M5S</meta:editing-duration>
    <meta:editing-cycles>1</meta:editing-cycles>
    <meta:document-statistic meta:table-count="1" meta:image-count="0" meta:object-count="0" meta:page-count="3" meta:paragraph-count="86" meta:word-count="507" meta:character-count="3187" meta:non-whitespace-character-count="2779"/>
    <meta:generator>LibreOffice/7.6.4.1$Linux_X86_64 LibreOffice_project/60$Build-1</meta:generator>
  </office:meta>
</office:document-meta>
</file>